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1.575cm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ed1c24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ed1c24" draw:marker-start-width="0.5cm" draw:marker-end-width="0.5cm" draw:fill="none" draw:textarea-vertical-align="middle" fo:padding-top="0.175cm" fo:padding-bottom="0.175cm" fo:padding-left="0.3cm" fo:padding-right="0.3cm" draw:shadow-offset-x="0.203cm" draw:shadow-offset-y="0.2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8" style:family="graphic" style:parent-style-name="standard">
      <style:graphic-properties draw:stroke="none" svg:stroke-color="#000000" draw:fill="none" draw:fill-color="#ffffff" fo:min-height="1.147cm"/>
    </style:style>
    <style:style style:name="gr19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20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0.029cm" fo:min-width="4.351cm" fo:padding-top="0.176cm" fo:padding-bottom="0.176cm" fo:padding-left="0.301cm" fo:padding-right="0.301cm"/>
    </style:style>
    <style:style style:name="gr21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0.156cm" fo:min-width="0cm" fo:padding-top="0.176cm" fo:padding-bottom="0.176cm" fo:padding-left="0.301cm" fo:padding-right="0.301cm"/>
    </style:style>
    <style:style style:name="gr22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3.89cm" fo:min-width="0cm" fo:padding-top="0.176cm" fo:padding-bottom="0.176cm" fo:padding-left="0.301cm" fo:padding-right="0.301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text-properties fo:font-size="18pt" fo:language="en" fo:country="GB"/>
    </style:style>
    <style:style style:name="P3" style:family="paragraph">
      <loext:graphic-properties draw:fill="none" draw:fill-color="#ffffff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T1" style:family="text">
      <style:text-properties fo:font-size="18pt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xml:id="id1" draw:id="id1" draw:layer="layout" svg:width="1.675cm" svg:height="0.551cm" svg:x="7.469cm" svg:y="3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xml:id="id7" draw:id="id7" draw:layer="layout" svg:width="1.675cm" svg:height="0.551cm" svg:x="12.269cm" svg:y="3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xml:id="id3" draw:id="id3" draw:layer="layout" svg:width="1.675cm" svg:height="0.551cm" svg:x="7.469cm" svg:y="7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xml:id="id5" draw:id="id5" draw:layer="layout" svg:width="1.675cm" svg:height="0.551cm" svg:x="12.369cm" svg:y="7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xml:id="id6" draw:id="id6" draw:layer="layout" svg:width="1.675cm" svg:height="0.551cm" draw:transform="rotate (1.5707963267949) translate (10.53cm 6.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" draw:text-style-name="P1" draw:layer="layout" svg:x1="7.469cm" svg:y1="3.675cm" svg:x2="5.815cm" svg:y2="6.586cm" draw:start-shape="id1" draw:start-glue-point="3" draw:end-shape="id2" draw:end-glue-point="2" svg:d="M7469 3675h-1654v2911" svg:viewBox="0 0 1655 2912">
              <text:p/>
            </draw:connector>
            <draw:connector draw:style-name="gr2" draw:text-style-name="P1" xml:id="id2" draw:id="id2" draw:layer="layout" draw:line-skew="-0.592cm" svg:x1="5.815cm" svg:y1="6.586cm" svg:x2="7.469cm" svg:y2="7.575cm" draw:end-shape="id3" draw:end-glue-point="3" svg:d="M5815 6586h-16v989h1670" svg:viewBox="0 0 1671 990">
              <text:p/>
            </draw:connector>
            <draw:connector draw:style-name="gr2" draw:text-style-name="P1" draw:layer="layout" draw:line-skew="0.225cm" svg:x1="15.378cm" svg:y1="10.41cm" svg:x2="10.803cm" svg:y2="10.942cm" draw:end-shape="id4" draw:end-glue-point="6" svg:d="M15378 10410v1258h-4575v-726" svg:viewBox="0 0 4576 1259">
              <text:p/>
            </draw:connector>
            <draw:connector draw:style-name="gr2" draw:text-style-name="P1" draw:layer="layout" svg:x1="9.144cm" svg:y1="7.575cm" svg:x2="12.369cm" svg:y2="7.575cm" draw:start-shape="id3" draw:start-glue-point="1" draw:end-shape="id5" draw:end-glue-point="3" svg:d="M9144 7575h3225" svg:viewBox="0 0 3226 1">
              <text:p/>
            </draw:connector>
            <draw:connector draw:style-name="gr2" draw:text-style-name="P1" draw:layer="layout" svg:x1="10.805cm" svg:y1="6.42cm" svg:x2="12.369cm" svg:y2="7.575cm" draw:start-shape="id6" draw:start-glue-point="3" draw:end-shape="id5" draw:end-glue-point="3" svg:d="M10805 6420v1155h1564" svg:viewBox="0 0 1565 1156">
              <text:p/>
            </draw:connector>
            <draw:connector draw:style-name="gr2" draw:text-style-name="P1" draw:layer="layout" svg:x1="12.269cm" svg:y1="3.675cm" svg:x2="10.805cm" svg:y2="4.745cm" draw:start-shape="id7" draw:start-glue-point="3" draw:end-shape="id6" draw:end-glue-point="1" svg:d="M12269 3675h-1464v1070" svg:viewBox="0 0 1465 1071">
              <text:p/>
            </draw:connector>
            <draw:frame draw:style-name="gr3" draw:text-style-name="P3" draw:layer="layout" svg:width="3.487cm" svg:height="1.114cm" svg:x="15.728cm" svg:y="5.982cm">
              <draw:text-box>
                <text:p text:style-name="P2">Ib = Kb Vb</text:p>
              </draw:text-box>
            </draw:frame>
            <draw:g xml:id="id9" draw:id="id9">
              <draw:custom-shape draw:style-name="gr4" draw:text-style-name="P1" draw:layer="layout" svg:width="2.153cm" svg:height="2.573cm" svg:x="14.27cm" svg:y="4.331cm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line draw:style-name="gr5" draw:text-style-name="P4" draw:layer="layout" svg:x1="15.344cm" svg:y1="5.078cm" svg:x2="15.344cm" svg:y2="6.343cm">
                <text:p/>
              </draw:line>
            </draw:g>
            <draw:custom-shape draw:style-name="gr6" draw:text-style-name="P5" xml:id="id4" draw:id="id4" draw:layer="layout" svg:width="2.153cm" svg:height="2.573cm" svg:x="9.726cm" svg:y="8.369cm">
              <text:p text:style-name="P5"><text:span text:style-name="T1">+</text:span></text:p>
              <text:p text:style-name="P5"><text:span text:style-name="T1">-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frame draw:style-name="gr7" draw:text-style-name="P3" draw:layer="layout" svg:width="3.664cm" svg:height="1.114cm" svg:x="11.147cm" svg:y="10.084cm">
              <draw:text-box>
                <text:p text:style-name="P2">Vd = Kd Id </text:p>
              </draw:text-box>
            </draw:frame>
            <draw:connector draw:style-name="gr2" draw:text-style-name="P6" draw:layer="layout" svg:x1="9.144cm" svg:y1="7.575cm" svg:x2="10.803cm" svg:y2="8.369cm" draw:start-shape="id3" draw:start-glue-point="1" draw:end-shape="id4" draw:end-glue-point="4" svg:d="M9144 7575h1659v794" svg:viewBox="0 0 1660 795">
              <text:p/>
            </draw:connector>
            <draw:connector draw:style-name="gr2" draw:text-style-name="P6" draw:layer="layout" svg:x1="9.144cm" svg:y1="3.675cm" svg:x2="10.805cm" svg:y2="4.745cm" draw:start-shape="id1" draw:start-glue-point="1" draw:end-shape="id6" draw:end-glue-point="1" svg:d="M9144 3675h1661v1070" svg:viewBox="0 0 1662 1071">
              <text:p/>
            </draw:connector>
            <draw:connector draw:style-name="gr2" draw:text-style-name="P6" draw:layer="layout" draw:line-skew="0.634cm" svg:x1="14.044cm" svg:y1="7.575cm" svg:x2="15.313cm" svg:y2="7.594cm" draw:start-shape="id5" draw:start-glue-point="1" draw:end-shape="id8" draw:end-glue-point="3" svg:d="M14044 7575h1269v19" svg:viewBox="0 0 1270 20">
              <text:p/>
            </draw:connector>
            <draw:connector draw:style-name="gr2" draw:text-style-name="P6" draw:layer="layout" svg:x1="13.944cm" svg:y1="3.675cm" svg:x2="15.346cm" svg:y2="4.331cm" draw:start-shape="id7" draw:start-glue-point="1" draw:end-shape="id9" draw:end-glue-point="0" svg:d="M13944 3675h1402v656" svg:viewBox="0 0 1403 657">
              <text:p/>
            </draw:connector>
            <draw:connector draw:style-name="gr2" draw:text-style-name="P6" draw:layer="layout" svg:x1="15.346cm" svg:y1="6.904cm" svg:x2="15.346cm" svg:y2="9.069cm" draw:start-shape="id9" draw:start-glue-point="2" svg:d="M15346 6904v2165" svg:viewBox="0 0 1 2166">
              <text:p/>
            </draw:connector>
            <draw:custom-shape draw:style-name="gr1" draw:text-style-name="P1" xml:id="id10" draw:id="id10" draw:layer="layout" svg:width="1.675cm" svg:height="0.551cm" svg:x="7.468cm" svg:y="11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xml:id="id11" draw:id="id11" draw:layer="layout" svg:width="1.675cm" svg:height="0.551cm" draw:transform="rotate (1.5707963267949) translate (5.535cm 10.4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" draw:text-style-name="P6" draw:layer="layout" svg:x1="9.143cm" svg:y1="11.675cm" svg:x2="10.803cm" svg:y2="10.942cm" draw:start-shape="id10" draw:start-glue-point="1" draw:end-shape="id4" draw:end-glue-point="6" svg:d="M9143 11675h1660v-733" svg:viewBox="0 0 1661 734">
              <text:p/>
            </draw:connector>
            <draw:connector draw:style-name="gr2" draw:text-style-name="P6" draw:layer="layout" svg:x1="5.81cm" svg:y1="8.741cm" svg:x2="7.469cm" svg:y2="7.575cm" draw:start-shape="id11" draw:start-glue-point="1" draw:end-shape="id3" draw:end-glue-point="3" svg:d="M5810 8741v-1166h1659" svg:viewBox="0 0 1660 1167">
              <text:p/>
            </draw:connector>
            <draw:connector draw:style-name="gr2" draw:text-style-name="P6" draw:layer="layout" svg:x1="5.81cm" svg:y1="10.416cm" svg:x2="7.468cm" svg:y2="11.675cm" draw:start-shape="id11" draw:start-glue-point="3" draw:end-shape="id10" draw:end-glue-point="3" svg:d="M5810 10416v1259h1658" svg:viewBox="0 0 1659 1260">
              <text:p/>
            </draw:connector>
            <draw:frame draw:style-name="gr8" draw:text-style-name="P7" draw:layer="layout" svg:width="1.311cm" svg:height="1.114cm" svg:x="7.836cm" svg:y="3.951cm">
              <draw:text-box>
                <text:p>R1</text:p>
              </draw:text-box>
            </draw:frame>
            <draw:frame draw:style-name="gr8" draw:text-style-name="P7" draw:layer="layout" svg:width="1.311cm" svg:height="1.114cm" svg:x="7.813cm" svg:y="11.951cm">
              <draw:text-box>
                <text:p>R7</text:p>
              </draw:text-box>
            </draw:frame>
            <draw:frame draw:style-name="gr8" draw:text-style-name="P7" draw:layer="layout" svg:width="1.311cm" svg:height="1.114cm" svg:x="12.683cm" svg:y="7.851cm">
              <draw:text-box>
                <text:p>R5</text:p>
              </draw:text-box>
            </draw:frame>
            <draw:frame draw:style-name="gr9" draw:text-style-name="P7" draw:layer="layout" svg:width="1.162cm" svg:height="1.673cm" svg:x="7.766cm" svg:y="7.851cm">
              <draw:text-box>
                <text:p>R4</text:p>
              </draw:text-box>
            </draw:frame>
            <draw:frame draw:style-name="gr8" draw:text-style-name="P7" draw:layer="layout" svg:width="1.311cm" svg:height="1.114cm" svg:x="10.927cm" svg:y="5.169cm">
              <draw:text-box>
                <text:p>R3</text:p>
              </draw:text-box>
            </draw:frame>
            <draw:frame draw:style-name="gr8" draw:text-style-name="P7" draw:layer="layout" svg:width="1.311cm" svg:height="1.114cm" svg:x="12.589cm" svg:y="3.951cm">
              <draw:text-box>
                <text:p>R2</text:p>
              </draw:text-box>
            </draw:frame>
            <draw:frame draw:style-name="gr8" draw:text-style-name="P7" draw:layer="layout" svg:width="1.311cm" svg:height="1.114cm" svg:x="4.373cm" svg:y="8.985cm">
              <draw:text-box>
                <text:p>R6</text:p>
              </draw:text-box>
            </draw:frame>
            <draw:custom-shape draw:style-name="gr10" draw:text-style-name="P6" draw:layer="layout" svg:width="0.234cm" svg:height="0.258cm" svg:x="10.677cm" svg:y="7.4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6" draw:layer="layout" svg:width="0.234cm" svg:height="0.258cm" svg:x="15.224cm" svg:y="7.4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6" draw:layer="layout" svg:width="0.234cm" svg:height="0.258cm" svg:x="10.678cm" svg:y="3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7" draw:layer="layout" svg:width="1.277cm" svg:height="2.536cm" svg:x="9.503cm" svg:y="4.364cm">
              <draw:text-box>
                <text:p>+</text:p>
                <text:p>Vb</text:p>
                <text:p>-</text:p>
              </draw:text-box>
            </draw:frame>
            <draw:line draw:style-name="gr12" draw:text-style-name="P8" draw:layer="layout" svg:x1="6.455cm" svg:y1="8.741cm" svg:x2="6.455cm" svg:y2="10.628cm">
              <text:p/>
            </draw:line>
            <draw:frame draw:style-name="gr13" draw:text-style-name="P9" draw:layer="layout" svg:width="1.837cm" svg:height="1.825cm" svg:x="6.602cm" svg:y="8.99cm">
              <draw:text-box>
                <text:p>Id</text:p>
              </draw:text-box>
            </draw:frame>
            <draw:g>
              <draw:line draw:style-name="gr14" draw:text-style-name="P8" draw:layer="layout" svg:x1="13.782cm" svg:y1="12.481cm" svg:x2="12.557cm" svg:y2="12.492cm">
                <text:p/>
              </draw:line>
              <draw:line draw:style-name="gr15" draw:text-style-name="P8" draw:layer="layout" svg:x1="13.783cm" svg:y1="12.475cm" svg:x2="12.558cm" svg:y2="12.486cm">
                <text:p/>
              </draw:line>
              <draw:line draw:style-name="gr15" draw:text-style-name="P8" draw:layer="layout" svg:x1="12.892cm" svg:y1="12.727cm" svg:x2="13.501cm" svg:y2="12.727cm">
                <text:p/>
              </draw:line>
              <draw:line draw:style-name="gr15" draw:text-style-name="P8" draw:layer="layout" svg:x1="13.056cm" svg:y1="12.938cm" svg:x2="13.349cm" svg:y2="12.938cm">
                <text:p/>
              </draw:line>
              <draw:line draw:style-name="gr16" draw:text-style-name="P8" draw:layer="layout" svg:x1="13.192cm" svg:y1="12.429cm" svg:x2="13.197cm" svg:y2="11.885cm">
                <text:p/>
              </draw:line>
            </draw:g>
            <draw:frame draw:style-name="gr17" draw:text-style-name="P7" draw:layer="layout" svg:width="0.853cm" svg:height="0.962cm" svg:x="5.511cm" svg:y="2.713cm">
              <draw:text-box>
                <text:p>1</text:p>
              </draw:text-box>
            </draw:frame>
            <draw:frame draw:style-name="gr17" draw:text-style-name="P7" draw:layer="layout" svg:width="0.853cm" svg:height="0.962cm" svg:x="10.312cm" svg:y="2.713cm">
              <draw:text-box>
                <text:p>2</text:p>
              </draw:text-box>
            </draw:frame>
            <draw:frame draw:style-name="gr17" draw:text-style-name="P7" draw:layer="layout" svg:width="0.853cm" svg:height="0.962cm" svg:x="14.812cm" svg:y="2.713cm">
              <draw:text-box>
                <text:p>3</text:p>
              </draw:text-box>
            </draw:frame>
            <draw:frame draw:style-name="gr17" draw:text-style-name="P7" draw:layer="layout" svg:width="0.853cm" svg:height="0.962cm" svg:x="10.812cm" svg:y="6.713cm">
              <draw:text-box>
                <text:p>5</text:p>
              </draw:text-box>
            </draw:frame>
            <draw:frame draw:style-name="gr17" draw:text-style-name="P7" draw:layer="layout" svg:width="0.853cm" svg:height="0.962cm" svg:x="5.511cm" svg:y="11.715cm">
              <draw:text-box>
                <text:p>7</text:p>
              </draw:text-box>
            </draw:frame>
            <draw:frame draw:style-name="gr17" draw:text-style-name="P7" draw:layer="layout" svg:width="0.853cm" svg:height="0.962cm" svg:x="10.312cm" svg:y="11.715cm">
              <draw:text-box>
                <text:p>8</text:p>
              </draw:text-box>
            </draw:frame>
            <draw:frame draw:style-name="gr17" draw:text-style-name="P7" xml:id="id8" draw:id="id8" draw:layer="layout" svg:width="1.031cm" svg:height="0.962cm" svg:x="15.313cm" svg:y="7.113cm">
              <draw:text-box>
                <text:p><text:s/>6</text:p>
              </draw:text-box>
            </draw:frame>
            <draw:custom-shape draw:style-name="gr10" draw:text-style-name="P6" draw:layer="layout" svg:width="0.234cm" svg:height="0.258cm" svg:x="5.704cm" svg:y="11.4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6" draw:layer="layout" svg:width="0.234cm" svg:height="0.258cm" svg:x="15.229cm" svg:y="3.5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7" draw:layer="layout" svg:width="1.016cm" svg:height="1.397cm" svg:x="15.986cm" svg:y="9.255cm">
              <draw:text-box>
                <text:p>V</text:p>
              </draw:text-box>
            </draw:frame>
          </draw:g>
          <draw:custom-shape draw:style-name="gr19" draw:text-style-name="P6" draw:layer="layout" svg:width="1.524cm" svg:height="1.524cm" svg:x="14.589cm" svg:y="8.874cm">
            <text:p text:style-name="P6">+</text:p>
            <text:p text:style-name="P6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8" draw:layer="layout" svg:width="4.953cm" svg:height="0.381cm" svg:x="10.652cm" svg:y="11.46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508cm" svg:height="0.508cm" svg:x="5.572cm" svg:y="11.36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0.508cm" svg:height="4.242cm" svg:x="5.572cm" svg:y="3.48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508cm" svg:height="0.508cm" svg:x="10.525cm" svg:y="7.3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508cm" svg:height="0.508cm" svg:x="10.525cm" svg:y="3.43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508cm" svg:height="0.508cm" svg:x="15.097cm" svg:y="3.48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8" draw:layer="layout" svg:width="0.508cm" svg:height="0.508cm" svg:x="15.097cm" svg:y="7.3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3T22:20:11.929870275</meta:creation-date>
    <dc:date>2021-04-03T23:20:22.903617068</dc:date>
    <meta:editing-duration>PT17M8S</meta:editing-duration>
    <meta:editing-cycles>4</meta:editing-cycles>
    <meta:generator>LibreOffice/6.0.7.3$Linux_X86_64 LibreOffice_project/00m0$Build-3</meta:generator>
    <meta:document-statistic meta:object-count="66"/>
  </office:meta>
</office:document-meta>
</file>